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1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style:font-size-asian="11pt" style:font-style-asian="normal" style:font-size-complex="11pt" style:font-style-complex="normal"/>
    </style:style>
    <style:style style:name="P34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2362f2" fo:background-color="transparent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officeooo:rsid="000f714e"/>
    </style:style>
    <style:style style:name="T9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0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1" style:family="text">
      <style:text-properties officeooo:rsid="001a05e6"/>
    </style:style>
    <style:style style:name="T12" style:family="text">
      <style:text-properties officeooo:rsid="0022455c"/>
    </style:style>
    <style:style style:name="T13" style:family="text">
      <style:text-properties officeooo:rsid="002362f2"/>
    </style:style>
    <style:style style:name="T14" style:family="text">
      <style:text-properties officeooo:rsid="00265cb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8">endpoints</text:span>:</text:p>
      <text:list xml:id="list2631432139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8">/user/staff(POST): for staff register</text:p>
            </text:list-item>
            <text:list-item>
              <text:p text:style-name="P18">/user/login(POST): for login</text:p>
            </text:list-item>
            <text:list-item>
              <text:p text:style-name="P18">/user/logout(POST): for logout</text:p>
            </text:list-item>
            <text:list-item>
              <text:p text:style-name="P18">/user/me (GET): for getting user profile</text:p>
            </text:list-item>
            <text:list-item>
              <text:p text:style-name="P18">/user/me(PATCH): for updating user profile. User will be able to update <text:tab/><text:tab/><text:tab/><text:tab/> only the allowed fields</text:p>
            </text:list-item>
            <text:list-item>
              <text:p text:style-name="P18">/user/id(PATCH): for updating user by admin</text:p>
            </text:list-item>
            <text:list-item>
              <text:p text:style-name="P18">/user/id(DELETE): for deleting user</text:p>
            </text:list-item>
            <text:list-item>
              <text:p text:style-name="P18">/user/sendotp(POST): for sending OTP</text:p>
            </text:list-item>
            <text:list-item>
              <text:p text:style-name="P18">/user/verifyotp(POST): for verifying OTP</text:p>
            </text:list-item>
            <text:list-item>
              <text:p text:style-name="P19">/user/resetpassword(POST): for resetting password</text:p>
            </text:list-item>
            <text:list-item>
              <text:p text:style-name="P20">/<text:span text:style-name="T11">login/google(GET): for logging in with google</text:span></text:p>
            </text:list-item>
            <text:list-item>
              <text:p text:style-name="P21">/<text:span text:style-name="T11">login/facebook(GET): for logging in with facebook</text:span></text:p>
            </text:list-item>
          </text:list>
          <text:p text:style-name="P22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 </text:span></text:p>
          <text:list>
            <text:list-item>
              <text:p text:style-name="P25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4">user: can only get</text:p>
            </text:list-item>
          </text:list>
        </text:list-item>
      </text:list>
      <text:p text:style-name="P3"/>
      <text:list xml:id="list190926796271963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3">user: can only post and get their own requests</text:p>
            </text:list-item>
            <text:list-item>
              <text:p text:style-name="P23">/<text:span text:style-name="T12">acceptrequest(</text:span><text:span text:style-name="T13">GET)</text:span><text:span text:style-name="T12"> for the user to accept the request invoice </text:span><text:span text:style-name="T13">and send it <text:tab/><text:tab/><text:tab/><text:tab/>to the cart</text:span></text:p>
            </text:list-item>
            <text:list-item>
              <text:p text:style-name="P23">/<text:span text:style-name="T13">declinerequest(GET) for the user to decline the request invoice</text:span></text:p>
            </text:list-item>
          </text:list>
        </text:list-item>
      </text:list>
      <text:p text:style-name="P3"/>
      <text:list xml:id="list190927331592135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3">user: can only post and get their own orders</text:p>
            </text:list-item>
          </text:list>
        </text:list-item>
      </text:list>
      <text:p text:style-name="P3"/>
      <text:list xml:id="list190927484154550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4">/usediscount: use the discount using the discount code</text:p>
            </text:list-item>
            <text:list-item>
              <text:p text:style-name="P24">/abondondiscount: remove the used discount code from the cart</text:p>
            </text:list-item>
          </text:list>
        </text:list-item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9">user: can only </text:span><text:span text:style-name="T10">get for getting the products according to the categories</text:span></text:p>
              <text:p text:style-name="P28"/>
            </text:list-item>
          </text:list>
        </text:list-item>
      </text:list>
      <text:p text:style-name="P4"/>
      <text:list xml:id="list190925787324694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p text:style-name="P6"/>
      <text:p text:style-name="P2"><text:span text:style-name="T6">T</text:span><text:span text:style-name="T1">asks left:</text:span></text:p>
      <text:list xml:id="list2286561654" text:style-name="L2">
        <text:list-item>
          <text:p text:style-name="P34">email permissions in facebook developer is needed to access the email from facebook profile</text:p>
        </text:list-item>
        <text:list-item>
          <text:p text:style-name="P35">mail template making left</text:p>
        </text:list-item>
      </text:list>
      <text:list xml:id="list1857095728" text:style-name="L3">
        <text:list-item>
          <text:p text:style-name="P29"><text:span text:style-name="T14">I</text:span>n sending mail of order and request user email is to be set</text:p>
        </text:list-item>
        <text:list-item>
          <text:p text:style-name="P30">Request mail is left.</text:p>
        </text:list-item>
      </text:list>
      <text:list xml:id="list3741930032" text:style-name="L4">
        <text:list-item>
          <text:p text:style-name="P32">/acceptrequest and /decline request left</text:p>
        </text:list-item>
        <text:list-item>
          <text:p text:style-name="P33">blog routes testing lef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8T19:09:25.459626686</dc:date>
    <meta:editing-duration>PT14H28M5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446" meta:character-count="2521" meta:non-whitespace-character-count="2146"/>
  </office:meta>
</office:document-meta>
</file>